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2pt" fo:background-color="#ffffff" style:font-size-asian="12pt" style:font-name-complex="Consolas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fo:font-size="12pt" style:font-size-asian="12pt" style:font-name-complex="Consolas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weight="bold" officeooo:paragraph-rsid="0015784d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6e013" officeooo:paragraph-rsid="0016e013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2pt" officeooo:paragraph-rsid="0015784d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2pt" officeooo:rsid="0016e013" officeooo:paragraph-rsid="0016e013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2pt" officeooo:rsid="00179bb6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2pt" fo:font-weight="bold" officeooo:rsid="0015784d" officeooo:paragraph-rsid="0015784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2pt" fo:background-color="#ffffff" style:font-size-asian="12pt" style:font-name-complex="Consolas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fo:font-size="12pt" fo:background-color="#ffffff" style:font-size-asian="12pt" style:font-name-complex="Consolas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fo:font-size="12pt" style:font-size-asian="12pt" style:font-name-complex="Consolas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fo:font-size="12pt" officeooo:rsid="0016e013" style:font-size-asian="12pt" style:font-name-complex="Consolas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fo:font-size="12pt" fo:font-weight="bold" officeooo:paragraph-rsid="0015784d" style:font-size-asian="12pt" style:font-weight-asian="bold" style:font-name-complex="Consolas" style:font-size-complex="12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fo:font-size="12pt" fo:font-weight="bold" officeooo:rsid="0015784d" officeooo:paragraph-rsid="0015784d" style:font-size-asian="12pt" style:font-weight-asian="bold" style:font-name-complex="Consolas" style:font-size-complex="12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fo:font-size="12pt" fo:font-weight="bold" officeooo:rsid="0016e013" officeooo:paragraph-rsid="0016e013" style:font-size-asian="12pt" style:font-weight-asian="bold" style:font-name-complex="Consolas" style:font-size-complex="12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0000" fo:font-size="12pt" fo:font-weight="bold" style:font-size-asian="12pt" style:font-weight-asian="bold" style:font-name-complex="Consolas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5784d" style:font-size-asian="12pt" style:font-size-complex="12pt"/>
    </style:style>
    <style:style style:name="T3" style:family="text">
      <style:text-properties fo:font-size="12pt" officeooo:rsid="00179bb6" style:font-size-asian="12pt" style:font-size-complex="12pt"/>
    </style:style>
    <style:style style:name="T4" style:family="text">
      <style:text-properties fo:font-size="12pt" style:font-size-asian="12pt" style:font-name-complex="Consolas" style:font-size-complex="12pt"/>
    </style:style>
    <style:style style:name="T5" style:family="text">
      <style:text-properties fo:font-size="12pt" fo:background-color="#ffffff" loext:char-shading-value="0" style:font-size-asian="12pt" style:font-name-complex="Consolas" style:font-size-complex="12pt"/>
    </style:style>
    <style:style style:name="T6" style:family="text">
      <style:text-properties fo:color="#000000" fo:font-size="12pt" fo:background-color="#ffffff" loext:char-shading-value="0" style:font-size-asian="12pt" style:font-name-complex="Consolas" style:font-size-complex="12pt"/>
    </style:style>
    <style:style style:name="T7" style:family="text">
      <style:text-properties fo:color="#000000" fo:font-size="12pt" style:font-size-asian="12pt" style:font-name-complex="Consolas" style:font-size-complex="12pt"/>
    </style:style>
    <style:style style:name="T8" style:family="text">
      <style:text-properties fo:color="#000000" fo:font-size="12pt" officeooo:rsid="0015784d" style:font-size-asian="12pt" style:font-name-complex="Consolas" style:font-size-complex="12pt"/>
    </style:style>
    <style:style style:name="T9" style:family="text">
      <style:text-properties fo:color="#000000" fo:font-size="12pt" officeooo:rsid="0016e013" style:font-size-asian="12pt" style:font-name-complex="Consolas" style:font-size-complex="12pt"/>
    </style:style>
    <style:style style:name="T10" style:family="text">
      <style:text-properties fo:color="#000000" fo:font-size="12pt" fo:font-weight="bold" style:font-size-asian="12pt" style:font-weight-asian="bold" style:font-name-complex="Consolas" style:font-size-complex="12pt" style:font-weight-complex="bold"/>
    </style:style>
    <style:style style:name="T11" style:family="text">
      <style:text-properties fo:color="#000000" fo:font-size="12pt" fo:font-weight="bold" officeooo:rsid="0015784d" style:font-size-asian="12pt" style:font-weight-asian="bold" style:font-name-complex="Consolas" style:font-size-complex="12pt" style:font-weight-complex="bold"/>
    </style:style>
    <style:style style:name="T12" style:family="text">
      <style:text-properties officeooo:rsid="0015784d"/>
    </style:style>
    <style:style style:name="T13" style:family="text">
      <style:text-properties officeooo:rsid="0016e013"/>
    </style:style>
    <style:style style:name="T14" style:family="text">
      <style:text-properties officeooo:rsid="00190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 / F </text:p>
      <text:p text:style-name="P2">1. When a 2D array is passed to a function, the column size must be specified</text:p>
      <text:p text:style-name="P14">-T</text:p>
      <text:p text:style-name="P2">2. An array name can be dereferenced with the * operator</text:p>
      <text:p text:style-name="P6"><text:span text:style-name="T1">-</text:span><text:span text:style-name="T2">T</text:span></text:p>
      <text:p text:style-name="P2">3. The function isupper will convert a letter to uppercase</text:p>
      <text:p text:style-name="P6"><text:span text:style-name="T1">-</text:span><text:span text:style-name="T2">F</text:span></text:p>
      <text:p text:style-name="P11">4. Given that s1 and s2 are 2 C strings, <text:s/>(s1 &lt; s2) will return true if the s1 comes before s2 in alphabetical order</text:p>
      <text:p text:style-name="P7"><text:span text:style-name="T1">-</text:span><text:span text:style-name="T2">F s1 and s2 are addresses of C string, so s1&lt;s2 compares 2 addresses</text:span></text:p>
      <text:p text:style-name="P14">-If s1 and s2 are C++ strings, then it will work</text:p>
      <text:p text:style-name="P2">5. Structure variables cannot be initialized</text:p>
      <text:p text:style-name="P4">-<text:span text:style-name="T12">F</text:span></text:p>
      <text:p text:style-name="P2"/>
      <text:p text:style-name="P15">Reading code</text:p>
      <text:p text:style-name="P2">1. <text:s/>Given the following insertion sort:</text:p>
      <text:p text:style-name="P3">void insertionSort(int arr[])</text:p>
      <text:p text:style-name="P3">{</text:p>
      <text:p text:style-name="P3"><text:tab/>int current = 1;<text:tab/><text:tab/> </text:p>
      <text:p text:style-name="P3"><text:tab/>int last = MAX - 1;<text:tab/></text:p>
      <text:p text:style-name="P1"><text:span text:style-name="T5"><text:s text:c="4"/><text:tab/>int temp</text:span><text:span text:style-name="T4">,</text:span><text:span text:style-name="T5"> walker;<text:tab/><text:tab/> </text:span></text:p>
      <text:p text:style-name="P3"/>
      <text:p text:style-name="P3"><text:tab/>while (current &lt;= last)</text:p>
      <text:p text:style-name="P3"><text:tab/>{</text:p>
      <text:p text:style-name="P3"><text:tab/><text:tab/>temp = arr[current];<text:tab/> </text:p>
      <text:p text:style-name="P3"><text:tab/><text:tab/>walker = current - 1;<text:tab/><text:tab/></text:p>
      <text:p text:style-name="P3"><text:tab/><text:tab/>while (walker &gt;= 0 &amp;&amp; temp &gt; arr[walker])<text:tab/> </text:p>
      <text:p text:style-name="P3"><text:tab/><text:tab/>{ <text:s text:c="4"/></text:p>
      <text:p text:style-name="P3"><text:tab/><text:tab/><text:tab/>arr[walker+1] = arr[walker]; <text:s/></text:p>
      <text:p text:style-name="P3"><text:tab/><text:tab/><text:tab/>walker = walker - 1; <text:s text:c="3"/></text:p>
      <text:p text:style-name="P3"><text:tab/><text:tab/>}</text:p>
      <text:p text:style-name="P1"><text:span text:style-name="T5"><text:tab/><text:tab/>arr[walker+1] = temp;<text:tab/><text:tab/></text:span><text:span text:style-name="T6"><text:tab/></text:span></text:p>
      <text:p text:style-name="P17"><text:tab/><text:tab/>current = current + 1;</text:p>
      <text:p text:style-name="P17"><text:tab/>}</text:p>
      <text:p text:style-name="P5">}</text:p>
      <text:p text:style-name="P5">If the array is: <text:s text:c="2"/>10 <text:s/>5 <text:s/>17 <text:s/>9 <text:s/>5 <text:s/>8<text:line-break/>What does the array look like after the first pass of the sort?</text:p>
      <text:p text:style-name="P20">10 <text:s/>5 <text:s/>17 <text:s/>9 <text:s/>5 <text:s/>8</text:p>
      <text:p text:style-name="P5">What does the array look like after the second pass of the sort?</text:p>
      <text:p text:style-name="P21">17 10 5 9 5 8</text:p>
      <text:p text:style-name="P5"/>
      <text:p text:style-name="P5">2. Given the following data definitions:<text:line-break/>int array[4] = {2, 4, 6, 8};</text:p>
      <text:p text:style-name="P1"><text:span text:style-name="T7">int * p = array;<text:tab/><text:tab/>//</text:span><text:span text:style-name="T8">array points to 2, therefore p = array means p points to 2</text:span></text:p>
      <text:p text:style-name="P1"><text:span text:style-name="T7">*(p+2) = 0;<text:tab/>//</text:span><text:span text:style-name="T8">p+2 points to 6, therefore *(p+2) gives you the location of 6, and we set the data to 0</text:span></text:p>
      <text:p text:style-name="P1"><text:span text:style-name="T7">Show what the array looks like: </text:span><text:span text:style-name="T11">2 4 0 8</text:span></text:p>
      <text:p text:style-name="P8"><text:soft-page-break/><text:span text:style-name="T11">i</text:span><text:span text:style-name="T10">nt * q = array + 1 <text:tab/>//q points to 4</text:span></text:p>
      <text:p text:style-name="P22">*q ** (p+2) =&gt; 4*0 = 0</text:p>
      <text:p text:style-name="P5"/>
      <text:p text:style-name="P5">3. What is printed from the following code segment:</text:p>
      <text:p text:style-name="P5">char s1[10] = "hello";</text:p>
      <text:p text:style-name="P5">char s2[] = "!";</text:p>
      <text:p text:style-name="P1"><text:span text:style-name="T7">strcat(s1, s2);<text:tab/><text:tab/>//</text:span><text:span text:style-name="T9">s1 has s2 appended to it, therefore s1: hello!</text:span></text:p>
      <text:p text:style-name="P1"><text:span text:style-name="T7">cout &lt;&lt; strlen(s1);<text:tab/>//</text:span><text:span text:style-name="T9">6</text:span></text:p>
      <text:p text:style-name="P1"><text:span text:style-name="T7">strcpy(s1,s2);<text:tab/><text:tab/>//</text:span><text:span text:style-name="T9">s1 will become s2, therefore s1 : !</text:span></text:p>
      <text:p text:style-name="P1"><text:span text:style-name="T7">cout &lt;&lt; strlen(s1);<text:tab/>// </text:span><text:span text:style-name="T9">1</text:span></text:p>
      <text:p text:style-name="P19"/>
      <text:p text:style-name="P5">4. Given the following code segment:</text:p>
      <text:p text:style-name="P5">struct PartData<text:line-break/>{ <text:s text:c="3"/></text:p>
      <text:p text:style-name="P5"><text:tab/>string name;</text:p>
      <text:p text:style-name="P5"><text:tab/>int id;</text:p>
      <text:p text:style-name="P5">}</text:p>
      <text:p text:style-name="P5">PartData inventory[100];</text:p>
      <text:p text:style-name="P5"/>
      <text:p text:style-name="P5">cout &lt;&lt; inventory[99].name[0] &lt;&lt; endl;</text:p>
      <text:p text:style-name="P5"/>
      <text:p text:style-name="P1"><text:span text:style-name="T7">Explain what the code will print: </text:span><text:span text:style-name="T9">it will print the first character of the name field of the last element of the inventory array</text:span></text:p>
      <text:p text:style-name="P5"/>
      <text:p text:style-name="P5"/>
      <text:p text:style-name="P23">Writing code</text:p>
      <text:p text:style-name="P2">1. Given the data definition: <text:s text:c="3"/>double sales[8][10];</text:p>
      <text:p text:style-name="P2">Write code to fill the last column of the array with 0.5</text:p>
      <text:p text:style-name="P2"/>
      <text:p text:style-name="P12">for (int I = 0; I &lt; 8; i++)<text:tab/><text:tab/>//8 because we are looping through the row</text:p>
      <text:p text:style-name="P12">{</text:p>
      <text:p text:style-name="P12"><text:tab/>sales[i][9] = 0.5</text:p>
      <text:p text:style-name="P12">}</text:p>
      <text:p text:style-name="P2"/>
      <text:p text:style-name="P2">2. Write code to dynamically allocate an integer and store the value 5 in the memory location</text:p>
      <text:p text:style-name="P2"/>
      <text:p text:style-name="P12">int * num = new int (5);</text:p>
      <text:p text:style-name="P12"/>
      <text:p text:style-name="P12">int * num = new int;</text:p>
      <text:p text:style-name="P12">*num = 5;</text:p>
      <text:p text:style-name="P2"/>
      <text:p text:style-name="P2">3. Given that s1 and s2 are 2 C++ strings. Write code to check the 2 strings and print "same" or "different" depending on whether the strings are identical</text:p>
      <text:p text:style-name="P12"><text:tab/>if(s1 == s2)</text:p>
      <text:p text:style-name="P12"><text:tab/>cout &lt;&lt; “same”;</text:p>
      <text:p text:style-name="P12"><text:tab/>else </text:p>
      <text:p text:style-name="P12"><text:soft-page-break/><text:tab/>cout &lt;&lt; “different”;</text:p>
      <text:p text:style-name="P2"/>
      <text:p text:style-name="P2">4a.Declare a struct called Temp with 2 fields: a temperature (double) and a location (string)</text:p>
      <text:p text:style-name="P2"><text:tab/></text:p>
      <text:p text:style-name="P2"><text:tab/><text:span text:style-name="T13">Struct Temp</text:span></text:p>
      <text:p text:style-name="P2"><text:tab/><text:span text:style-name="T13">{</text:span></text:p>
      <text:p text:style-name="P2"><text:tab/><text:tab/><text:span text:style-name="T13">double temp;</text:span></text:p>
      <text:p text:style-name="P2"><text:tab/><text:tab/><text:span text:style-name="T13">string location;</text:span></text:p>
      <text:p text:style-name="P2"><text:tab/><text:span text:style-name="T13">};</text:span></text:p>
      <text:p text:style-name="P2"/>
      <text:p text:style-name="P2">4b. Dynamically allocate an array of 50 Temp structures</text:p>
      <text:p text:style-name="P2"/>
      <text:p text:style-name="P1"><text:span text:style-name="T1"><text:tab/></text:span><text:span text:style-name="T3">Temp * arr = new Temp[50];</text:span></text:p>
      <text:p text:style-name="P2"/>
      <text:p text:style-name="P2">4c. Assume the array is already filled with data, write code to print the location with the highest temperature</text:p>
      <text:p text:style-name="P2"><text:tab/></text:p>
      <text:p text:style-name="P1"><text:span text:style-name="T1"><text:tab/>//</text:span><text:span text:style-name="T3">assume the first temp is largest </text:span></text:p>
      <text:p text:style-name="P13"><text:tab/>double largest = arr[0].temp;</text:p>
      <text:p text:style-name="P13"><text:tab/>//or </text:p>
      <text:p text:style-name="P13"><text:tab/>double largest = (*arr).temp;</text:p>
      <text:p text:style-name="P13"><text:tab/>string Loc;</text:p>
      <text:p text:style-name="P13"/>
      <text:p text:style-name="P1"><text:span text:style-name="T1"><text:tab/></text:span><text:span text:style-name="T3">for(int I = 1; I &lt; 50; i++ )<text:tab/>//start I = 1 because we made the largest to be at temp at index 0</text:span></text:p>
      <text:p text:style-name="P13"><text:tab/>{</text:p>
      <text:p text:style-name="P13"><text:tab/>if(arr [I].temp &gt; largest )</text:p>
      <text:p text:style-name="P13"><text:tab/><text:tab/>{</text:p>
      <text:p text:style-name="P13"><text:tab/><text:tab/>Loc = arr[i].location;</text:p>
      <text:p text:style-name="P13"><text:tab/><text:tab/><text:span text:style-name="T14">largest = arr[i].temp;</text:span></text:p>
      <text:p text:style-name="P13"><text:tab/><text:tab/>}</text:p>
      <text:p text:style-name="P13"><text:tab/>}</text:p>
      <text:p text:style-name="P13"><text:tab/></text:p>
      <text:p text:style-name="P13"><text:tab/>cout &lt;&lt; Lo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e</meta:initial-creator>
    <meta:editing-cycles>3</meta:editing-cycles>
    <meta:creation-date>2014-02-04T06:57:00</meta:creation-date>
    <dc:date>2015-05-11T14:37:43.706000000</dc:date>
    <meta:editing-duration>PT24M31S</meta:editing-duration>
    <meta:generator>LibreOffice/4.4.2.2$Windows_x86 LibreOffice_project/c4c7d32d0d49397cad38d62472b0bc8acff48dd6</meta:generator>
    <meta:document-statistic meta:table-count="0" meta:image-count="0" meta:object-count="0" meta:page-count="3" meta:paragraph-count="99" meta:word-count="618" meta:character-count="3153" meta:non-whitespace-character-count="25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